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arumbi" svg:font-family="Karumbi" style:font-pitch="variable"/>
    <style:font-face style:name="Nakula" svg:font-family="Naku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cad1" officeooo:paragraph-rsid="001ccad1"/>
    </style:style>
    <style:style style:name="P2" style:family="paragraph" style:parent-style-name="Standard">
      <style:paragraph-properties fo:text-align="center" style:justify-single-word="false"/>
      <style:text-properties officeooo:rsid="001ccad1" officeooo:paragraph-rsid="001ccad1"/>
    </style:style>
    <style:style style:name="P3" style:family="paragraph" style:parent-style-name="Standard">
      <style:paragraph-properties fo:text-align="center" style:justify-single-word="false"/>
      <style:text-properties officeooo:paragraph-rsid="001ccad1"/>
    </style:style>
    <style:style style:name="P4" style:family="paragraph" style:parent-style-name="Standard">
      <style:paragraph-properties fo:text-align="center" style:justify-single-word="false"/>
      <style:text-properties style:font-name="Nakula" fo:font-size="36pt" officeooo:rsid="001ccad1" officeooo:paragraph-rsid="001ebf3d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style:font-name="Nakula" fo:font-size="36pt" officeooo:rsid="001ccad1" officeooo:paragraph-rsid="001ccad1" style:font-size-asian="36pt" style:font-size-complex="36pt"/>
    </style:style>
    <style:style style:name="P6" style:family="paragraph" style:parent-style-name="Standard">
      <style:paragraph-properties fo:text-align="center" style:justify-single-word="false"/>
      <style:text-properties style:font-name="Karumbi" fo:font-size="48pt" style:text-underline-style="solid" style:text-underline-width="auto" style:text-underline-color="font-color" officeooo:rsid="001ccad1" officeooo:paragraph-rsid="001ccad1" style:font-size-asian="48pt" style:font-size-complex="48pt"/>
    </style:style>
    <style:style style:name="P7" style:family="paragraph" style:parent-style-name="Standard">
      <style:paragraph-properties fo:text-align="center" style:justify-single-word="false"/>
      <style:text-properties style:font-name="Nakula" fo:font-size="36pt" officeooo:rsid="001ccad1" style:font-size-asian="36pt" style:font-size-complex="36pt"/>
    </style:style>
    <style:style style:name="P8" style:family="paragraph" style:parent-style-name="Standard">
      <style:paragraph-properties fo:text-align="center" style:justify-single-word="false"/>
      <style:text-properties style:font-name="Nakula" fo:font-size="36pt" officeooo:rsid="0020130e" officeooo:paragraph-rsid="0020130e" style:font-size-asian="36pt" style:font-size-complex="3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 love dev!</text:p>
      <text:p text:style-name="P3"/>
      <text:p text:style-name="P3"/>
      <text:p text:style-name="P3"/>
      <text:p text:style-name="P7">My future </text:p>
      <text:p text:style-name="P4">&lt;awesome&gt; </text:p>
      <text:p text:style-name="P4">portfolio</text:p>
      <text:p text:style-name="P8">2</text:p>
      <text:p text:style-name="P5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arumbi" svg:font-family="Karumbi" style:font-pitch="variable"/>
    <style:font-face style:name="Nakula" svg:font-family="Naku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22:17:04.323171431</meta:creation-date>
    <dc:date>2020-02-08T23:03:43.233285789</dc:date>
    <meta:editing-duration>PT5M3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8" meta:character-count="41" meta:non-whitespace-character-count="36"/>
  </office:meta>
</office:document-meta>
</file>